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4622in" svg:y="6.2059in">
            <draw:object draw:notify-on-update-of-ranges="Sheet1.B38:Sheet1.B38 Sheet1.C38:Sheet1.H38 Sheet1.B39:Sheet1.B39 Sheet1.C39:Sheet1.H39 Sheet1.B40:Sheet1.B40 Sheet1.C40:Sheet1.H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row table:style-name="ro1">
          <table:table-cell table:style-name="Default"/>
          <table:table-cell table:style-name="ce2" office:value-type="string" calcext:value-type="string">
            <text:p>Local</text:p>
          </table:table-cell>
          <table:table-cell table:style-name="Default" table:number-columns-repeated="3"/>
          <table:table-cell table:style-name="ce2" office:value-type="string" calcext:value-type="string">
            <text:p>Pulqui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/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8 Thread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6633" calcext:value-type="float">
            <text:p>0.036633</text:p>
          </table:table-cell>
          <table:table-cell office:value-type="float" office:value="0.014497" calcext:value-type="float">
            <text:p>0.014497</text:p>
          </table:table-cell>
          <table:table-cell office:value-type="float" office:value="0.019495" calcext:value-type="float">
            <text:p>0.019495</text:p>
          </table:table-cell>
          <table:table-cell office:value-type="float" office:value="1" calcext:value-type="float">
            <text:p>1</text:p>
          </table:table-cell>
          <table:table-cell office:value-type="float" office:value="0.026435" calcext:value-type="float">
            <text:p>0.026435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0.01161" calcext:value-type="float">
            <text:p>0.0116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0.036595" calcext:value-type="float">
            <text:p>0.036595</text:p>
          </table:table-cell>
          <table:table-cell office:value-type="float" office:value="0.014654" calcext:value-type="float">
            <text:p>0.014654</text:p>
          </table:table-cell>
          <table:table-cell office:value-type="float" office:value="0.021005" calcext:value-type="float">
            <text:p>0.021005</text:p>
          </table:table-cell>
          <table:table-cell table:formula="of:=[.E3]+1" office:value-type="float" office:value="2" calcext:value-type="float">
            <text:p>2</text:p>
          </table:table-cell>
          <table:table-cell office:value-type="float" office:value="0.023679" calcext:value-type="float">
            <text:p>0.023679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2705" calcext:value-type="float">
            <text:p>0.012705</text:p>
          </table:table-cell>
          <table:table-cell office:value-type="float" office:value="0.011623" calcext:value-type="float">
            <text:p>0.011623</text:p>
          </table:table-cell>
          <table:table-cell office:value-type="float" office:value="0.009717" calcext:value-type="float">
            <text:p>0.00971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0.041156" calcext:value-type="float">
            <text:p>0.041156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21296" calcext:value-type="float">
            <text:p>0.021296</text:p>
          </table:table-cell>
          <table:table-cell table:formula="of:=[.E4]+1" office:value-type="float" office:value="3" calcext:value-type="float">
            <text:p>3</text:p>
          </table:table-cell>
          <table:table-cell office:value-type="float" office:value="0.025389" calcext:value-type="float">
            <text:p>0.025389</text:p>
          </table:table-cell>
          <table:table-cell office:value-type="float" office:value="0.012511" calcext:value-type="float">
            <text:p>0.012511</text:p>
          </table:table-cell>
          <table:table-cell office:value-type="float" office:value="0.012429" calcext:value-type="float">
            <text:p>0.012429</text:p>
          </table:table-cell>
          <table:table-cell office:value-type="float" office:value="0.011943" calcext:value-type="float">
            <text:p>0.011943</text:p>
          </table:table-cell>
          <table:table-cell office:value-type="float" office:value="0.011414" calcext:value-type="float">
            <text:p>0.011414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0.020182" calcext:value-type="float">
            <text:p>0.020182</text:p>
          </table:table-cell>
          <table:table-cell office:value-type="float" office:value="0.013069" calcext:value-type="float">
            <text:p>0.013069</text:p>
          </table:table-cell>
          <table:table-cell office:value-type="float" office:value="0.018073" calcext:value-type="float">
            <text:p>0.018073</text:p>
          </table:table-cell>
          <table:table-cell table:formula="of:=[.E5]+1" office:value-type="float" office:value="4" calcext:value-type="float">
            <text:p>4</text:p>
          </table:table-cell>
          <table:table-cell office:value-type="float" office:value="0.022091" calcext:value-type="float">
            <text:p>0.022091</text:p>
          </table:table-cell>
          <table:table-cell office:value-type="float" office:value="0.014706" calcext:value-type="float">
            <text:p>0.014706</text:p>
          </table:table-cell>
          <table:table-cell office:value-type="float" office:value="0.012595" calcext:value-type="float">
            <text:p>0.012595</text:p>
          </table:table-cell>
          <table:table-cell office:value-type="float" office:value="0.010534" calcext:value-type="float">
            <text:p>0.010534</text:p>
          </table:table-cell>
          <table:table-cell office:value-type="float" office:value="0.009445" calcext:value-type="float">
            <text:p>0.009445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0.041603" calcext:value-type="float">
            <text:p>0.041603</text:p>
          </table:table-cell>
          <table:table-cell office:value-type="float" office:value="0.010806" calcext:value-type="float">
            <text:p>0.010806</text:p>
          </table:table-cell>
          <table:table-cell office:value-type="float" office:value="0.01922" calcext:value-type="float">
            <text:p>0.01922</text:p>
          </table:table-cell>
          <table:table-cell table:formula="of:=[.E6]+1" office:value-type="float" office:value="5" calcext:value-type="float">
            <text:p>5</text:p>
          </table:table-cell>
          <table:table-cell office:value-type="float" office:value="0.023131" calcext:value-type="float">
            <text:p>0.023131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0784" calcext:value-type="float">
            <text:p>0.010784</text:p>
          </table:table-cell>
          <table:table-cell office:value-type="float" office:value="0.011913" calcext:value-type="float">
            <text:p>0.011913</text:p>
          </table:table-cell>
          <table:table-cell office:value-type="float" office:value="0.011116" calcext:value-type="float">
            <text:p>0.011116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0.030165" calcext:value-type="float">
            <text:p>0.030165</text:p>
          </table:table-cell>
          <table:table-cell office:value-type="float" office:value="0.014316" calcext:value-type="float">
            <text:p>0.014316</text:p>
          </table:table-cell>
          <table:table-cell office:value-type="float" office:value="0.02142" calcext:value-type="float">
            <text:p>0.02142</text:p>
          </table:table-cell>
          <table:table-cell table:formula="of:=[.E7]+1" office:value-type="float" office:value="6" calcext:value-type="float">
            <text:p>6</text:p>
          </table:table-cell>
          <table:table-cell office:value-type="float" office:value="0.023033" calcext:value-type="float">
            <text:p>0.023033</text:p>
          </table:table-cell>
          <table:table-cell office:value-type="float" office:value="0.014267" calcext:value-type="float">
            <text:p>0.014267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.011678" calcext:value-type="float">
            <text:p>0.011678</text:p>
          </table:table-cell>
          <table:table-cell office:value-type="float" office:value="0.010051" calcext:value-type="float">
            <text:p>0.01005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0.039653" calcext:value-type="float">
            <text:p>0.039653</text:p>
          </table:table-cell>
          <table:table-cell office:value-type="float" office:value="0.010484" calcext:value-type="float">
            <text:p>0.010484</text:p>
          </table:table-cell>
          <table:table-cell office:value-type="float" office:value="0.021508" calcext:value-type="float">
            <text:p>0.021508</text:p>
          </table:table-cell>
          <table:table-cell table:formula="of:=[.E8]+1" office:value-type="float" office:value="7" calcext:value-type="float">
            <text:p>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0.011988" calcext:value-type="float">
            <text:p>0.011988</text:p>
          </table:table-cell>
          <table:table-cell office:value-type="float" office:value="0.011178" calcext:value-type="float">
            <text:p>0.011178</text:p>
          </table:table-cell>
          <table:table-cell office:value-type="float" office:value="0.012026" calcext:value-type="float">
            <text:p>0.012026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0.042037" calcext:value-type="float">
            <text:p>0.042037</text:p>
          </table:table-cell>
          <table:table-cell office:value-type="float" office:value="0.014215" calcext:value-type="float">
            <text:p>0.014215</text:p>
          </table:table-cell>
          <table:table-cell office:value-type="float" office:value="0.021277" calcext:value-type="float">
            <text:p>0.021277</text:p>
          </table:table-cell>
          <table:table-cell table:formula="of:=[.E9]+1" office:value-type="float" office:value="8" calcext:value-type="float">
            <text:p>8</text:p>
          </table:table-cell>
          <table:table-cell office:value-type="float" office:value="0.023695" calcext:value-type="float">
            <text:p>0.023695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1061" calcext:value-type="float">
            <text:p>0.011061</text:p>
          </table:table-cell>
          <table:table-cell office:value-type="float" office:value="0.009563" calcext:value-type="float">
            <text:p>0.009563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0.041433" calcext:value-type="float">
            <text:p>0.041433</text:p>
          </table:table-cell>
          <table:table-cell office:value-type="float" office:value="0.015263" calcext:value-type="float">
            <text:p>0.015263</text:p>
          </table:table-cell>
          <table:table-cell office:value-type="float" office:value="0.016782" calcext:value-type="float">
            <text:p>0.016782</text:p>
          </table:table-cell>
          <table:table-cell table:formula="of:=[.E10]+1" office:value-type="float" office:value="9" calcext:value-type="float">
            <text:p>9</text:p>
          </table:table-cell>
          <table:table-cell office:value-type="float" office:value="0.023163" calcext:value-type="float">
            <text:p>0.023163</text:p>
          </table:table-cell>
          <table:table-cell office:value-type="float" office:value="0.014486" calcext:value-type="float">
            <text:p>0.014486</text:p>
          </table:table-cell>
          <table:table-cell office:value-type="float" office:value="0.012294" calcext:value-type="float">
            <text:p>0.012294</text:p>
          </table:table-cell>
          <table:table-cell office:value-type="float" office:value="0.011658" calcext:value-type="float">
            <text:p>0.011658</text:p>
          </table:table-cell>
          <table:table-cell office:value-type="float" office:value="0.009401" calcext:value-type="float">
            <text:p>0.009401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0.043322" calcext:value-type="float">
            <text:p>0.04332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9316" calcext:value-type="float">
            <text:p>0.019316</text:p>
          </table:table-cell>
          <table:table-cell table:formula="of:=[.E11]+1" office:value-type="float" office:value="10" calcext:value-type="float">
            <text:p>10</text:p>
          </table:table-cell>
          <table:table-cell office:value-type="float" office:value="0.022749" calcext:value-type="float">
            <text:p>0.022749</text:p>
          </table:table-cell>
          <table:table-cell office:value-type="float" office:value="0.013376" calcext:value-type="float">
            <text:p>0.013376</text:p>
          </table:table-cell>
          <table:table-cell office:value-type="float" office:value="0.008915" calcext:value-type="float">
            <text:p>0.008915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0.01112" calcext:value-type="float">
            <text:p>0.01112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0.042521" calcext:value-type="float">
            <text:p>0.042521</text:p>
          </table:table-cell>
          <table:table-cell office:value-type="float" office:value="0.014387" calcext:value-type="float">
            <text:p>0.014387</text:p>
          </table:table-cell>
          <table:table-cell office:value-type="float" office:value="0.017225" calcext:value-type="float">
            <text:p>0.017225</text:p>
          </table:table-cell>
          <table:table-cell table:formula="of:=[.E12]+1" office:value-type="float" office:value="11" calcext:value-type="float">
            <text:p>11</text:p>
          </table:table-cell>
          <table:table-cell office:value-type="float" office:value="0.022286" calcext:value-type="float">
            <text:p>0.022286</text:p>
          </table:table-cell>
          <table:table-cell office:value-type="float" office:value="0.014617" calcext:value-type="float">
            <text:p>0.014617</text:p>
          </table:table-cell>
          <table:table-cell office:value-type="float" office:value="0.012391" calcext:value-type="float">
            <text:p>0.012391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11514" calcext:value-type="float">
            <text:p>0.011514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0.040599" calcext:value-type="float">
            <text:p>0.0405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17248" calcext:value-type="float">
            <text:p>0.017248</text:p>
          </table:table-cell>
          <table:table-cell table:formula="of:=[.E13]+1" office:value-type="float" office:value="12" calcext:value-type="float">
            <text:p>12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14536" calcext:value-type="float">
            <text:p>0.014536</text:p>
          </table:table-cell>
          <table:table-cell office:value-type="float" office:value="0.012136" calcext:value-type="float">
            <text:p>0.012136</text:p>
          </table:table-cell>
          <table:table-cell office:value-type="float" office:value="0.010952" calcext:value-type="float">
            <text:p>0.010952</text:p>
          </table:table-cell>
          <table:table-cell office:value-type="float" office:value="0.01091" calcext:value-type="float">
            <text:p>0.01091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0.039638" calcext:value-type="float">
            <text:p>0.039638</text:p>
          </table:table-cell>
          <table:table-cell office:value-type="float" office:value="0.014118" calcext:value-type="float">
            <text:p>0.014118</text:p>
          </table:table-cell>
          <table:table-cell office:value-type="float" office:value="0.019731" calcext:value-type="float">
            <text:p>0.019731</text:p>
          </table:table-cell>
          <table:table-cell table:formula="of:=[.E14]+1" office:value-type="float" office:value="13" calcext:value-type="float">
            <text:p>13</text:p>
          </table:table-cell>
          <table:table-cell office:value-type="float" office:value="0.025513" calcext:value-type="float">
            <text:p>0.025513</text:p>
          </table:table-cell>
          <table:table-cell office:value-type="float" office:value="0.013341" calcext:value-type="float">
            <text:p>0.013341</text:p>
          </table:table-cell>
          <table:table-cell office:value-type="float" office:value="0.011599" calcext:value-type="float">
            <text:p>0.011599</text:p>
          </table:table-cell>
          <table:table-cell office:value-type="float" office:value="0.011864" calcext:value-type="float">
            <text:p>0.011864</text:p>
          </table:table-cell>
          <table:table-cell office:value-type="float" office:value="0.010232" calcext:value-type="float">
            <text:p>0.010232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0.037245" calcext:value-type="float">
            <text:p>0.037245</text:p>
          </table:table-cell>
          <table:table-cell office:value-type="float" office:value="0.016094" calcext:value-type="float">
            <text:p>0.016094</text:p>
          </table:table-cell>
          <table:table-cell office:value-type="float" office:value="0.01663" calcext:value-type="float">
            <text:p>0.01663</text:p>
          </table:table-cell>
          <table:table-cell table:formula="of:=[.E15]+1" office:value-type="float" office:value="14" calcext:value-type="float">
            <text:p>14</text:p>
          </table:table-cell>
          <table:table-cell office:value-type="float" office:value="0.022673" calcext:value-type="float">
            <text:p>0.022673</text:p>
          </table:table-cell>
          <table:table-cell office:value-type="float" office:value="0.014511" calcext:value-type="float">
            <text:p>0.014511</text:p>
          </table:table-cell>
          <table:table-cell office:value-type="float" office:value="0.012356" calcext:value-type="float">
            <text:p>0.012356</text:p>
          </table:table-cell>
          <table:table-cell office:value-type="float" office:value="0.011873" calcext:value-type="float">
            <text:p>0.011873</text:p>
          </table:table-cell>
          <table:table-cell office:value-type="float" office:value="0.009205" calcext:value-type="float">
            <text:p>0.009205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0.043161" calcext:value-type="float">
            <text:p>0.043161</text:p>
          </table:table-cell>
          <table:table-cell office:value-type="float" office:value="0.015671" calcext:value-type="float">
            <text:p>0.015671</text:p>
          </table:table-cell>
          <table:table-cell office:value-type="float" office:value="0.018713" calcext:value-type="float">
            <text:p>0.018713</text:p>
          </table:table-cell>
          <table:table-cell table:formula="of:=[.E16]+1" office:value-type="float" office:value="15" calcext:value-type="float">
            <text:p>15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2277" calcext:value-type="float">
            <text:p>0.012277</text:p>
          </table:table-cell>
          <table:table-cell office:value-type="float" office:value="0.011555" calcext:value-type="float">
            <text:p>0.011555</text:p>
          </table:table-cell>
          <table:table-cell office:value-type="float" office:value="0.011821" calcext:value-type="float">
            <text:p>0.011821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0.04206" calcext:value-type="float">
            <text:p>0.04206</text:p>
          </table:table-cell>
          <table:table-cell office:value-type="float" office:value="0.014556" calcext:value-type="float">
            <text:p>0.014556</text:p>
          </table:table-cell>
          <table:table-cell office:value-type="float" office:value="0.020568" calcext:value-type="float">
            <text:p>0.020568</text:p>
          </table:table-cell>
          <table:table-cell table:formula="of:=[.E17]+1" office:value-type="float" office:value="16" calcext:value-type="float">
            <text:p>16</text:p>
          </table:table-cell>
          <table:table-cell office:value-type="float" office:value="0.024995" calcext:value-type="float">
            <text:p>0.024995</text:p>
          </table:table-cell>
          <table:table-cell office:value-type="float" office:value="0.014507" calcext:value-type="float">
            <text:p>0.014507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.009094" calcext:value-type="float">
            <text:p>0.009094</text:p>
          </table:table-cell>
          <table:table-cell office:value-type="float" office:value="0.008019" calcext:value-type="float">
            <text:p>0.008019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0.046642" calcext:value-type="float">
            <text:p>0.046642</text:p>
          </table:table-cell>
          <table:table-cell office:value-type="float" office:value="0.013201" calcext:value-type="float">
            <text:p>0.013201</text:p>
          </table:table-cell>
          <table:table-cell office:value-type="float" office:value="0.020253" calcext:value-type="float">
            <text:p>0.020253</text:p>
          </table:table-cell>
          <table:table-cell table:formula="of:=[.E18]+1" office:value-type="float" office:value="17" calcext:value-type="float">
            <text:p>17</text:p>
          </table:table-cell>
          <table:table-cell office:value-type="float" office:value="0.023816" calcext:value-type="float">
            <text:p>0.023816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0417" calcext:value-type="float">
            <text:p>0.010417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0.011688" calcext:value-type="float">
            <text:p>0.011688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0.041734" calcext:value-type="float">
            <text:p>0.041734</text:p>
          </table:table-cell>
          <table:table-cell office:value-type="float" office:value="0.014398" calcext:value-type="float">
            <text:p>0.014398</text:p>
          </table:table-cell>
          <table:table-cell office:value-type="float" office:value="0.017813" calcext:value-type="float">
            <text:p>0.017813</text:p>
          </table:table-cell>
          <table:table-cell table:formula="of:=[.E19]+1" office:value-type="float" office:value="18" calcext:value-type="float">
            <text:p>18</text:p>
          </table:table-cell>
          <table:table-cell office:value-type="float" office:value="0.025588" calcext:value-type="float">
            <text:p>0.025588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0634" calcext:value-type="float">
            <text:p>0.010634</text:p>
          </table:table-cell>
          <table:table-cell office:value-type="float" office:value="0.011642" calcext:value-type="float">
            <text:p>0.011642</text:p>
          </table:table-cell>
          <table:table-cell office:value-type="float" office:value="0.010458" calcext:value-type="float">
            <text:p>0.010458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0.042661" calcext:value-type="float">
            <text:p>0.042661</text:p>
          </table:table-cell>
          <table:table-cell office:value-type="float" office:value="0.013345" calcext:value-type="float">
            <text:p>0.013345</text:p>
          </table:table-cell>
          <table:table-cell office:value-type="float" office:value="0.015653" calcext:value-type="float">
            <text:p>0.015653</text:p>
          </table:table-cell>
          <table:table-cell table:formula="of:=[.E20]+1" office:value-type="float" office:value="19" calcext:value-type="float">
            <text:p>19</text:p>
          </table:table-cell>
          <table:table-cell office:value-type="float" office:value="0.025053" calcext:value-type="float">
            <text:p>0.025053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0.012734" calcext:value-type="float">
            <text:p>0.012734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.01135" calcext:value-type="float">
            <text:p>0.01135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0.040828" calcext:value-type="float">
            <text:p>0.040828</text:p>
          </table:table-cell>
          <table:table-cell office:value-type="float" office:value="0.012778" calcext:value-type="float">
            <text:p>0.012778</text:p>
          </table:table-cell>
          <table:table-cell office:value-type="float" office:value="0.017733" calcext:value-type="float">
            <text:p>0.017733</text:p>
          </table:table-cell>
          <table:table-cell table:formula="of:=[.E21]+1" office:value-type="float" office:value="20" calcext:value-type="float">
            <text:p>20</text:p>
          </table:table-cell>
          <table:table-cell office:value-type="float" office:value="0.022808" calcext:value-type="float">
            <text:p>0.022808</text:p>
          </table:table-cell>
          <table:table-cell office:value-type="float" office:value="0.014437" calcext:value-type="float">
            <text:p>0.014437</text:p>
          </table:table-cell>
          <table:table-cell office:value-type="float" office:value="0.011463" calcext:value-type="float">
            <text:p>0.011463</text:p>
          </table:table-cell>
          <table:table-cell office:value-type="float" office:value="0.010492" calcext:value-type="float">
            <text:p>0.010492</text:p>
          </table:table-cell>
          <table:table-cell office:value-type="float" office:value="0.010028" calcext:value-type="float">
            <text:p>0.010028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0.039787" calcext:value-type="float">
            <text:p>0.039787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8088" calcext:value-type="float">
            <text:p>0.018088</text:p>
          </table:table-cell>
          <table:table-cell table:formula="of:=[.E22]+1" office:value-type="float" office:value="21" calcext:value-type="float">
            <text:p>21</text:p>
          </table:table-cell>
          <table:table-cell office:value-type="float" office:value="0.024993" calcext:value-type="float">
            <text:p>0.024993</text:p>
          </table:table-cell>
          <table:table-cell office:value-type="float" office:value="0.014137" calcext:value-type="float">
            <text:p>0.014137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11703" calcext:value-type="float">
            <text:p>0.011703</text:p>
          </table:table-cell>
          <table:table-cell office:value-type="float" office:value="0.011651" calcext:value-type="float">
            <text:p>0.011651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0.040165" calcext:value-type="float">
            <text:p>0.040165</text:p>
          </table:table-cell>
          <table:table-cell office:value-type="float" office:value="0.015408" calcext:value-type="float">
            <text:p>0.015408</text:p>
          </table:table-cell>
          <table:table-cell office:value-type="float" office:value="0.016012" calcext:value-type="float">
            <text:p>0.016012</text:p>
          </table:table-cell>
          <table:table-cell table:formula="of:=[.E23]+1" office:value-type="float" office:value="22" calcext:value-type="float">
            <text:p>22</text:p>
          </table:table-cell>
          <table:table-cell office:value-type="float" office:value="0.024585" calcext:value-type="float">
            <text:p>0.024585</text:p>
          </table:table-cell>
          <table:table-cell office:value-type="float" office:value="0.013996" calcext:value-type="float">
            <text:p>0.013996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11566" calcext:value-type="float">
            <text:p>0.011566</text:p>
          </table:table-cell>
          <table:table-cell office:value-type="float" office:value="0.01136" calcext:value-type="float">
            <text:p>0.01136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0.043377" calcext:value-type="float">
            <text:p>0.043377</text:p>
          </table:table-cell>
          <table:table-cell office:value-type="float" office:value="0.015434" calcext:value-type="float">
            <text:p>0.015434</text:p>
          </table:table-cell>
          <table:table-cell office:value-type="float" office:value="0.017977" calcext:value-type="float">
            <text:p>0.017977</text:p>
          </table:table-cell>
          <table:table-cell table:formula="of:=[.E24]+1" office:value-type="float" office:value="23" calcext:value-type="float">
            <text:p>23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14529" calcext:value-type="float">
            <text:p>0.014529</text:p>
          </table:table-cell>
          <table:table-cell office:value-type="float" office:value="0.012163" calcext:value-type="float">
            <text:p>0.012163</text:p>
          </table:table-cell>
          <table:table-cell office:value-type="float" office:value="0.011565" calcext:value-type="float">
            <text:p>0.011565</text:p>
          </table:table-cell>
          <table:table-cell office:value-type="float" office:value="0.011066" calcext:value-type="float">
            <text:p>0.011066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0.037209" calcext:value-type="float">
            <text:p>0.037209</text:p>
          </table:table-cell>
          <table:table-cell office:value-type="float" office:value="0.015235" calcext:value-type="float">
            <text:p>0.015235</text:p>
          </table:table-cell>
          <table:table-cell office:value-type="float" office:value="0.019117" calcext:value-type="float">
            <text:p>0.019117</text:p>
          </table:table-cell>
          <table:table-cell table:formula="of:=[.E25]+1" office:value-type="float" office:value="24" calcext:value-type="float">
            <text:p>24</text:p>
          </table:table-cell>
          <table:table-cell office:value-type="float" office:value="0.022647" calcext:value-type="float">
            <text:p>0.022647</text:p>
          </table:table-cell>
          <table:table-cell office:value-type="float" office:value="0.014484" calcext:value-type="float">
            <text:p>0.014484</text:p>
          </table:table-cell>
          <table:table-cell office:value-type="float" office:value="0.012062" calcext:value-type="float">
            <text:p>0.012062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09637" calcext:value-type="float">
            <text:p>0.009637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9386" calcext:value-type="float">
            <text:p>0.019386</text:p>
          </table:table-cell>
          <table:table-cell table:formula="of:=[.E26]+1" office:value-type="float" office:value="25" calcext:value-type="float">
            <text:p>25</text:p>
          </table:table-cell>
          <table:table-cell office:value-type="float" office:value="0.024077" calcext:value-type="float">
            <text:p>0.024077</text:p>
          </table:table-cell>
          <table:table-cell office:value-type="float" office:value="0.013548" calcext:value-type="float">
            <text:p>0.013548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0.010176" calcext:value-type="float">
            <text:p>0.010176</text:p>
          </table:table-cell>
          <table:table-cell office:value-type="float" office:value="0.011701" calcext:value-type="float">
            <text:p>0.011701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0.03412" calcext:value-type="float">
            <text:p>0.03412</text:p>
          </table:table-cell>
          <table:table-cell office:value-type="float" office:value="0.016065" calcext:value-type="float">
            <text:p>0.016065</text:p>
          </table:table-cell>
          <table:table-cell office:value-type="float" office:value="0.017089" calcext:value-type="float">
            <text:p>0.017089</text:p>
          </table:table-cell>
          <table:table-cell table:formula="of:=[.E27]+1" office:value-type="float" office:value="26" calcext:value-type="float">
            <text:p>26</text:p>
          </table:table-cell>
          <table:table-cell office:value-type="float" office:value="0.027731" calcext:value-type="float">
            <text:p>0.027731</text:p>
          </table:table-cell>
          <table:table-cell office:value-type="float" office:value="0.012844" calcext:value-type="float">
            <text:p>0.012844</text:p>
          </table:table-cell>
          <table:table-cell office:value-type="float" office:value="0.011876" calcext:value-type="float">
            <text:p>0.011876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11535" calcext:value-type="float">
            <text:p>0.011535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0.04116" calcext:value-type="float">
            <text:p>0.04116</text:p>
          </table:table-cell>
          <table:table-cell office:value-type="float" office:value="0.015741" calcext:value-type="float">
            <text:p>0.015741</text:p>
          </table:table-cell>
          <table:table-cell office:value-type="float" office:value="0.019218" calcext:value-type="float">
            <text:p>0.019218</text:p>
          </table:table-cell>
          <table:table-cell table:formula="of:=[.E28]+1" office:value-type="float" office:value="27" calcext:value-type="float">
            <text:p>27</text:p>
          </table:table-cell>
          <table:table-cell office:value-type="float" office:value="0.025984" calcext:value-type="float">
            <text:p>0.025984</text:p>
          </table:table-cell>
          <table:table-cell office:value-type="float" office:value="0.014385" calcext:value-type="float">
            <text:p>0.014385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0.009957" calcext:value-type="float">
            <text:p>0.009957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0.041251" calcext:value-type="float">
            <text:p>0.041251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23307" calcext:value-type="float">
            <text:p>0.023307</text:p>
          </table:table-cell>
          <table:table-cell table:formula="of:=[.E29]+1" office:value-type="float" office:value="28" calcext:value-type="float">
            <text:p>28</text:p>
          </table:table-cell>
          <table:table-cell office:value-type="float" office:value="0.024479" calcext:value-type="float">
            <text:p>0.024479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2484" calcext:value-type="float">
            <text:p>0.01248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0818" calcext:value-type="float">
            <text:p>0.010818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0.037951" calcext:value-type="float">
            <text:p>0.037951</text:p>
          </table:table-cell>
          <table:table-cell office:value-type="float" office:value="0.013358" calcext:value-type="float">
            <text:p>0.013358</text:p>
          </table:table-cell>
          <table:table-cell office:value-type="float" office:value="0.018301" calcext:value-type="float">
            <text:p>0.018301</text:p>
          </table:table-cell>
          <table:table-cell table:formula="of:=[.E30]+1" office:value-type="float" office:value="29" calcext:value-type="float">
            <text:p>29</text:p>
          </table:table-cell>
          <table:table-cell office:value-type="float" office:value="0.027867" calcext:value-type="float">
            <text:p>0.027867</text:p>
          </table:table-cell>
          <table:table-cell office:value-type="float" office:value="0.014491" calcext:value-type="float">
            <text:p>0.014491</text:p>
          </table:table-cell>
          <table:table-cell office:value-type="float" office:value="0.012009" calcext:value-type="float">
            <text:p>0.012009</text:p>
          </table:table-cell>
          <table:table-cell office:value-type="float" office:value="0.011603" calcext:value-type="float">
            <text:p>0.011603</text:p>
          </table:table-cell>
          <table:table-cell office:value-type="float" office:value="0.011442" calcext:value-type="float">
            <text:p>0.011442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0.041154" calcext:value-type="float">
            <text:p>0.041154</text:p>
          </table:table-cell>
          <table:table-cell office:value-type="float" office:value="0.014109" calcext:value-type="float">
            <text:p>0.014109</text:p>
          </table:table-cell>
          <table:table-cell office:value-type="float" office:value="0.018982" calcext:value-type="float">
            <text:p>0.018982</text:p>
          </table:table-cell>
          <table:table-cell table:formula="of:=[.E31]+1" office:value-type="float" office:value="30" calcext:value-type="float">
            <text:p>30</text:p>
          </table:table-cell>
          <table:table-cell office:value-type="float" office:value="0.021883" calcext:value-type="float">
            <text:p>0.021883</text:p>
          </table:table-cell>
          <table:table-cell office:value-type="float" office:value="0.011057" calcext:value-type="float">
            <text:p>0.011057</text:p>
          </table:table-cell>
          <table:table-cell office:value-type="float" office:value="0.012217" calcext:value-type="float">
            <text:p>0.012217</text:p>
          </table:table-cell>
          <table:table-cell office:value-type="float" office:value="0.009944" calcext:value-type="float">
            <text:p>0.009944</text:p>
          </table:table-cell>
          <table:table-cell office:value-type="float" office:value="0.009501" calcext:value-type="float">
            <text:p>0.009501</text:p>
          </table:table-cell>
          <table:table-cell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3:.B32])" office:value-type="float" office:value="0.0395514333333333" calcext:value-type="float">
            <text:p>0.0395514333</text:p>
          </table:table-cell>
          <table:table-cell table:formula="of:=AVERAGE([.C3:.C32])" office:value-type="float" office:value="0.0143041333333333" calcext:value-type="float">
            <text:p>0.0143041333</text:p>
          </table:table-cell>
          <table:table-cell table:formula="of:=AVERAGE([.D3:.D32])" office:value-type="float" office:value="0.0189478666666667" calcext:value-type="float">
            <text:p>0.0189478667</text:p>
          </table:table-cell>
          <table:table-cell office:value-type="string" calcext:value-type="string">
            <text:p>Promedio</text:p>
          </table:table-cell>
          <table:table-cell table:formula="of:=AVERAGE([.F3:.F32])" office:value-type="float" office:value="0.0241948333333333" calcext:value-type="float">
            <text:p>0.0241948333</text:p>
          </table:table-cell>
          <table:table-cell table:formula="of:=AVERAGE([.G3:.G32])" office:value-type="float" office:value="0.0140746333333333" calcext:value-type="float">
            <text:p>0.0140746333</text:p>
          </table:table-cell>
          <table:table-cell table:formula="of:=AVERAGE([.H3:.H32])" office:value-type="float" office:value="0.0116431333333333" calcext:value-type="float">
            <text:p>0.0116431333</text:p>
          </table:table-cell>
          <table:table-cell table:formula="of:=AVERAGE([.I3:.I32])" office:value-type="float" office:value="0.0111797" calcext:value-type="float">
            <text:p>0.0111797</text:p>
          </table:table-cell>
          <table:table-cell table:formula="of:=AVERAGE([.J3:.J32])" office:value-type="float" office:value="0.0106452" calcext:value-type="float">
            <text:p>0.0106452</text:p>
          </table:table-cell>
          <table:table-cell/>
        </table:table-row>
        <table:table-row table:style-name="ro1" table:number-rows-repeated="4">
          <table:table-cell table:style-name="Default" table:number-columns-repeated="10"/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8 Threads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office:value-type="string" calcext:value-type="string">
            <text:p>Local</text:p>
          </table:table-cell>
          <table:table-cell table:formula="of:=AVERAGE([.B3:.B32])" office:value-type="float" office:value="0.0395514333333333" calcext:value-type="float">
            <text:p>0.0395514333</text:p>
          </table:table-cell>
          <table:table-cell table:formula="of:=AVERAGE([.C3:.C32])" office:value-type="float" office:value="0.0143041333333333" calcext:value-type="float">
            <text:p>0.0143041333</text:p>
          </table:table-cell>
          <table:table-cell table:formula="of:=AVERAGE([.D3:.D32])" office:value-type="float" office:value="0.0189478666666667" calcext:value-type="float">
            <text:p>0.0189478667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office:value-type="string" calcext:value-type="string">
            <text:p>Pulqui</text:p>
          </table:table-cell>
          <table:table-cell table:formula="of:=AVERAGE([.F3:.F32])" office:value-type="float" office:value="0.0241948333333333" calcext:value-type="float">
            <text:p>0.0241948333</text:p>
          </table:table-cell>
          <table:table-cell table:formula="of:=AVERAGE([.G3:.G32])" office:value-type="float" office:value="0.0140746333333333" calcext:value-type="float">
            <text:p>0.0140746333</text:p>
          </table:table-cell>
          <table:table-cell table:formula="of:=AVERAGE([.H3:.H32])" office:value-type="float" office:value="0.0116431333333333" calcext:value-type="float">
            <text:p>0.0116431333</text:p>
          </table:table-cell>
          <table:table-cell table:formula="of:=AVERAGE([.I3:.I32])" office:value-type="float" office:value="0.0111797" calcext:value-type="float">
            <text:p>0.0111797</text:p>
          </table:table-cell>
          <table:table-cell table:formula="of:=AVERAGE([.J3:.J32])" office:value-type="float" office:value="0.0106452" calcext:value-type="float">
            <text:p>0.0106452</text:p>
          </table:table-cell>
          <table:table-cell table:style-name="Default" table:number-columns-repeated="3"/>
          <table:table-cell/>
        </table:table-row>
        <table:table-row table:style-name="ro1" table:number-rows-repeated="3">
          <table:table-cell table:style-name="Default" table:number-columns-repeated="10"/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8 Thread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office:value-type="string" calcext:value-type="string">
            <text:p>Local</text:p>
          </table:table-cell>
          <table:table-cell table:formula="of:=[.$C39]/[.D39]*100" office:value-type="float" office:value="276.503528117747" calcext:value-type="float">
            <text:p>276.5035281177</text:p>
          </table:table-cell>
          <table:table-cell table:formula="of:=[.$C39]/[.E39]*100" office:value-type="float" office:value="208.738186884715" calcext:value-type="float">
            <text:p>208.7381868847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office:value-type="string" calcext:value-type="string">
            <text:p>Pulqui</text:p>
          </table:table-cell>
          <table:table-cell table:formula="of:=[.$C40]/[.D40]*100" office:value-type="float" office:value="171.903826979507" calcext:value-type="float">
            <text:p>171.9038269795</text:p>
          </table:table-cell>
          <table:table-cell table:formula="of:=[.$C40]/[.E40]*100" office:value-type="float" office:value="207.803454969166" calcext:value-type="float">
            <text:p>207.8034549692</text:p>
          </table:table-cell>
          <table:table-cell table:formula="of:=[.$C40]/[.F40]*100" office:value-type="float" office:value="216.417554436464" calcext:value-type="float">
            <text:p>216.4175544365</text:p>
          </table:table-cell>
          <table:table-cell table:formula="of:=[.$C40]/[.G40]*100" office:value-type="float" office:value="227.283971492629" calcext:value-type="float">
            <text:p>227.2839714926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2:37:24.330510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05:03.206750216</meta:creation-date>
    <dc:date>2017-10-02T13:54:56.031984190</dc:date>
    <meta:editing-duration>PT1H43M50S</meta:editing-duration>
    <meta:editing-cycles>11</meta:editing-cycles>
    <meta:generator>LibreOffice/4.2.8.2$Linux_X86_64 LibreOffice_project/420m0$Build-2</meta:generator>
    <meta:document-statistic meta:table-count="1" meta:cell-count="3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3.952cm" style:legend-expansion="high" chart:style-name="ch2"/>
        <chart:plot-area chart:style-name="ch3" table:cell-range-address="Sheet1.B38:Sheet1.H40" chart:data-source-has-labels="both" svg:x="0.32cm" svg:y="0.18cm" svg:width="13.652cm" svg:height="8.64cm">
          <chartooo:coordinate-region svg:x="1.418cm" svg:y="0.379cm" svg:width="12.554cm" svg:height="7.794cm"/>
          <chart:axis chart:dimension="x" chart:name="primary-x" chart:style-name="ch4" chartooo:axis-type="auto">
            <chartooo:date-scale/>
            <chart:categories table:cell-range-address="Sheet1.C38:Sheet1.H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9:Sheet1.H39" chart:label-cell-address="Sheet1.B39:Sheet1.B39" chart:class="chart:bar">
            <chart:data-point chart:repeated="6"/>
          </chart:series>
          <chart:series chart:style-name="ch8" chart:values-cell-range-address="Sheet1.C40:Sheet1.H40" chart:label-cell-address="Sheet1.B40:Sheet1.B4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s</text:p>
                <draw:g>
                  <svg:desc>Sheet1.C38:Sheet1.H38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6 Threads</text:p>
              </table:table-cell>
              <table:table-cell office:value-type="string">
                <text:p>8 Thread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Sheet1.B39:Sheet1.B39</svg:desc>
                </draw:g>
              </table:table-cell>
              <table:table-cell office:value-type="float" office:value="0.0395514333333333">
                <text:p>0.0395514333333333</text:p>
                <draw:g>
                  <svg:desc>Sheet1.C39:Sheet1.H39</svg:desc>
                </draw:g>
              </table:table-cell>
              <table:table-cell office:value-type="float" office:value="0.0143041333333333">
                <text:p>0.0143041333333333</text:p>
              </table:table-cell>
              <table:table-cell office:value-type="float" office:value="0.0189478666666667">
                <text:p>0.0189478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lqui</text:p>
                <draw:g>
                  <svg:desc>Sheet1.B40:Sheet1.B40</svg:desc>
                </draw:g>
              </table:table-cell>
              <table:table-cell office:value-type="float" office:value="0.0241948333333333">
                <text:p>0.0241948333333333</text:p>
                <draw:g>
                  <svg:desc>Sheet1.C40:Sheet1.H40</svg:desc>
                </draw:g>
              </table:table-cell>
              <table:table-cell office:value-type="float" office:value="0.0140746333333333">
                <text:p>0.0140746333333333</text:p>
              </table:table-cell>
              <table:table-cell office:value-type="float" office:value="0.0116431333333333">
                <text:p>0.0116431333333333</text:p>
              </table:table-cell>
              <table:table-cell office:value-type="float" office:value="0.0111797">
                <text:p>0.0111797</text:p>
              </table:table-cell>
              <table:table-cell office:value-type="float" office:value="0.0106452">
                <text:p>0.01064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